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1c8353" style:font-weight-asian="bold" style:font-weight-complex="bold"/>
    </style:style>
    <style:style style:name="P12" style:family="paragraph" style:parent-style-name="Standard">
      <style:text-properties fo:font-weight="bold" officeooo:paragraph-rsid="0023f315" style:font-weight-asian="bold" style:font-weight-complex="bold"/>
    </style:style>
    <style:style style:name="P13" style:family="paragraph" style:parent-style-name="Standard">
      <style:paragraph-properties style:snap-to-layout-grid="false"/>
      <style:text-properties fo:language="en" fo:country="GB"/>
    </style:style>
    <style:style style:name="P14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style:text-autospace="none"/>
      <style:text-properties fo:font-size="10pt" officeooo:paragraph-rsid="0023f315" style:font-size-asian="10pt" style:font-size-complex="10pt"/>
    </style:style>
    <style:style style:name="P16" style:family="paragraph" style:parent-style-name="Standard">
      <style:text-properties fo:font-weight="normal" officeooo:rsid="00145993" officeooo:paragraph-rsid="00145993" style:font-weight-asian="normal" style:font-weight-complex="normal"/>
    </style:style>
    <style:style style:name="P17" style:family="paragraph" style:parent-style-name="Standard">
      <style:text-properties fo:font-weight="normal" officeooo:rsid="0015e45e" officeooo:paragraph-rsid="0015e45e" style:font-weight-asian="normal" style:font-weight-complex="normal"/>
    </style:style>
    <style:style style:name="P18" style:family="paragraph" style:parent-style-name="Standard">
      <style:text-properties fo:font-weight="normal" officeooo:rsid="0018391e" officeooo:paragraph-rsid="0018391e" style:font-weight-asian="normal" style:font-weight-complex="normal"/>
    </style:style>
    <style:style style:name="P19" style:family="paragraph" style:parent-style-name="Standard">
      <style:text-properties fo:font-weight="normal" officeooo:rsid="001a7b2c" officeooo:paragraph-rsid="001a7b2c" style:font-weight-asian="normal" style:font-weight-complex="normal"/>
    </style:style>
    <style:style style:name="P20" style:family="paragraph" style:parent-style-name="Standard">
      <style:text-properties fo:font-weight="normal" officeooo:rsid="001dcc7f" officeooo:paragraph-rsid="001dcc7f" style:font-weight-asian="normal" style:font-weight-complex="normal"/>
    </style:style>
    <style:style style:name="P21" style:family="paragraph" style:parent-style-name="Standard">
      <style:text-properties fo:font-weight="normal" officeooo:paragraph-rsid="001dcc7f" style:font-weight-asian="normal" style:font-weight-complex="normal"/>
    </style:style>
    <style:style style:name="P22" style:family="paragraph" style:parent-style-name="Standard">
      <style:paragraph-properties style:snap-to-layout-grid="false"/>
      <style:text-properties officeooo:rsid="0015e45e" officeooo:paragraph-rsid="0015e45e"/>
    </style:style>
    <style:style style:name="P23" style:family="paragraph" style:parent-style-name="Standard">
      <style:paragraph-properties fo:text-align="center" style:justify-single-word="false" style:snap-to-layout-grid="false"/>
      <style:text-properties officeooo:rsid="001fb9a5" officeooo:paragraph-rsid="001fb9a5"/>
    </style:style>
    <style:style style:name="P24" style:family="paragraph" style:parent-style-name="Standard">
      <style:paragraph-properties fo:text-align="center" style:justify-single-word="false"/>
      <style:text-properties officeooo:rsid="001fb9a5" officeooo:paragraph-rsid="001fb9a5"/>
    </style:style>
    <style:style style:name="P25" style:family="paragraph" style:parent-style-name="Standard">
      <style:text-properties officeooo:paragraph-rsid="0023f315" style:font-weight-complex="bold"/>
    </style:style>
    <style:style style:name="P26" style:family="paragraph" style:parent-style-name="Standard">
      <style:text-properties officeooo:paragraph-rsid="0023f315"/>
    </style:style>
    <style:style style:name="P27" style:family="paragraph" style:parent-style-name="Heading_20_1">
      <style:paragraph-properties style:snap-to-layout-grid="false"/>
      <style:text-properties fo:font-size="12pt" style:font-size-asian="12pt"/>
    </style:style>
    <style:style style:name="P28" style:family="paragraph" style:parent-style-name="Heading_20_2">
      <style:paragraph-properties style:snap-to-layout-grid="false"/>
    </style:style>
    <style:style style:name="P29" style:family="paragraph" style:parent-style-name="Heading_20_3">
      <style:paragraph-properties style:snap-to-layout-grid="false"/>
    </style:style>
    <style:style style:name="P30" style:family="paragraph" style:parent-style-name="Subtitle">
      <style:text-properties fo:font-size="20pt" style:font-size-asian="20pt" style:font-size-complex="20pt"/>
    </style:style>
    <style:style style:name="P31" style:family="paragraph" style:parent-style-name="Title">
      <style:paragraph-properties fo:break-before="page"/>
    </style:style>
    <style:style style:name="P32" style:family="paragraph" style:parent-style-name="Heading_20_5">
      <style:text-properties officeooo:paragraph-rsid="0023f315"/>
    </style:style>
    <style:style style:name="P33" style:family="paragraph" style:parent-style-name="Heading">
      <style:text-properties officeooo:paragraph-rsid="0023f315"/>
    </style:style>
    <style:style style:name="P34" style:family="paragraph" style:parent-style-name="Standard">
      <style:paragraph-properties fo:margin-left="2.524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P35" style:family="paragraph" style:parent-style-name="Standard">
      <style:paragraph-properties fo:margin-left="0cm" fo:margin-right="0cm" fo:text-indent="1.249cm" style:auto-text-indent="false"/>
      <style:text-properties officeooo:paragraph-rsid="0023f315"/>
    </style:style>
    <style:style style:name="P36" style:family="paragraph" style:parent-style-name="Standard">
      <style:paragraph-properties fo:margin-left="1.889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P37" style:family="paragraph" style:parent-style-name="Standard" style:master-page-name="Conversion_20_1">
      <style:paragraph-properties fo:text-align="center" style:justify-single-word="false" style:page-number="auto"/>
    </style:style>
    <style:style style:name="P38" style:family="paragraph" style:parent-style-name="Standard" style:list-style-name="L1">
      <style:text-properties fo:font-weight="normal" officeooo:rsid="00177b93" officeooo:paragraph-rsid="00177b93" style:font-weight-asian="normal" style:font-weight-complex="normal"/>
    </style:style>
    <style:style style:name="P39" style:family="paragraph" style:parent-style-name="Standard" style:list-style-name="L2">
      <style:text-properties fo:font-weight="normal" officeooo:rsid="00177b93" officeooo:paragraph-rsid="00177b93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177b93" officeooo:paragraph-rsid="00193924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177b93" officeooo:paragraph-rsid="001c8353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1c8353" officeooo:paragraph-rsid="001c8353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2b5803" officeooo:paragraph-rsid="002b5803" style:font-weight-asian="normal" style:font-weight-complex="normal"/>
    </style:style>
    <style:style style:name="P44" style:family="paragraph" style:parent-style-name="Standard" style:list-style-name="L2">
      <style:text-properties officeooo:rsid="00177b93" officeooo:paragraph-rsid="0017912a"/>
    </style:style>
    <style:style style:name="P45" style:family="paragraph" style:parent-style-name="Standard" style:list-style-name="L2">
      <style:text-properties fo:font-weight="bold" officeooo:paragraph-rsid="0017912a" style:font-weight-asian="bold" style:font-weight-complex="bold"/>
    </style:style>
    <style:style style:name="P46" style:family="paragraph" style:parent-style-name="Standard" style:list-style-name="L3">
      <style:text-properties fo:font-weight="bold" officeooo:paragraph-rsid="001c8353" style:font-weight-asian="bold" style:font-weight-complex="bold"/>
    </style:style>
    <style:style style:name="P47" style:family="paragraph" style:parent-style-name="Standard" style:list-style-name="L3">
      <style:text-properties officeooo:paragraph-rsid="00193924"/>
    </style:style>
    <style:style style:name="P48" style:family="paragraph" style:parent-style-name="Standard" style:list-style-name="L6">
      <style:text-properties officeooo:paragraph-rsid="0023f315"/>
    </style:style>
    <style:style style:name="P49" style:family="paragraph" style:parent-style-name="Standard" style:list-style-name="L6">
      <style:text-properties officeooo:paragraph-rsid="0023f315" style:font-weight-complex="bold"/>
    </style:style>
    <style:style style:name="P50" style:family="paragraph" style:parent-style-name="Standard">
      <style:text-properties officeooo:paragraph-rsid="002b5803"/>
    </style:style>
    <style:style style:name="P51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52" style:family="paragraph" style:parent-style-name="Title" style:master-page-name="Conversion_20_4">
      <style:paragraph-properties style:page-number="auto"/>
    </style:style>
    <style:style style:name="P53" style:family="paragraph" style:parent-style-name="Title" style:master-page-name="Conversion_20_4">
      <style:paragraph-properties style:page-number="auto" fo:break-before="page"/>
    </style:style>
    <style:style style:name="P54" style:family="paragraph" style:parent-style-name="Title" style:master-page-name="Conversion_20_5">
      <style:paragraph-properties style:page-number="auto"/>
    </style:style>
    <style:style style:name="P55" style:family="paragraph" style:parent-style-name="Title" style:master-page-name="Conversion_20_6">
      <style:paragraph-properties style:page-number="auto"/>
    </style:style>
    <style:style style:name="P56" style:family="paragraph" style:parent-style-name="Title" style:master-page-name="Conversion_20_2">
      <style:paragraph-properties style:page-number="auto"/>
    </style:style>
    <style:style style:name="P57" style:family="paragraph" style:parent-style-name="Title" style:master-page-name="Conversion_20_3">
      <style:paragraph-properties style:page-number="auto"/>
    </style:style>
    <style:style style:name="P58" style:family="paragraph" style:parent-style-name="Title" style:master-page-name="MP2">
      <style:paragraph-properties style:page-number="auto" fo:break-before="page"/>
    </style:style>
    <style:style style:name="P59" style:family="paragraph" style:parent-style-name="Title" style:master-page-name="MP3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7b93" style:font-weight-asian="normal" style:font-weight-complex="normal"/>
    </style:style>
    <style:style style:name="T4" style:family="text">
      <style:text-properties fo:font-weight="normal" officeooo:rsid="0017912a" style:font-weight-asian="normal" style:font-weight-complex="normal"/>
    </style:style>
    <style:style style:name="T5" style:family="text">
      <style:text-properties fo:font-weight="normal" officeooo:rsid="00193924" style:font-weight-asian="normal" style:font-weight-complex="normal"/>
    </style:style>
    <style:style style:name="T6" style:family="text">
      <style:text-properties fo:font-weight="normal" officeooo:rsid="002b5803" style:font-weight-asian="normal" style:font-weight-complex="normal"/>
    </style:style>
    <style:style style:name="T7" style:family="text">
      <style:text-properties fo:font-weight="normal" officeooo:rsid="001a7b2c" style:font-weight-asian="normal" style:font-weight-complex="normal"/>
    </style:style>
    <style:style style:name="T8" style:family="text">
      <style:text-properties fo:font-weight="normal" officeooo:rsid="002b5842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GB"/>
    </style:style>
    <style:style style:name="T11" style:family="text">
      <style:text-properties style:text-position="super 58%" style:font-name="Times1" fo:language="en" fo:country="GB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13f1e5"/>
    </style:style>
    <style:style style:name="T14" style:family="text">
      <style:text-properties officeooo:rsid="0015e45e"/>
    </style:style>
    <style:style style:name="T15" style:family="text">
      <style:text-properties officeooo:rsid="00193924"/>
    </style:style>
    <style:style style:name="T16" style:family="text">
      <style:text-properties officeooo:rsid="001b55e0"/>
    </style:style>
    <style:style style:name="T17" style:family="text">
      <style:text-properties officeooo:rsid="001dcc7f"/>
    </style:style>
    <style:style style:name="T18" style:family="text">
      <style:text-properties officeooo:rsid="001fb9a5"/>
    </style:style>
    <style:style style:name="T19" style:family="text">
      <style:text-properties officeooo:rsid="0020c1c1"/>
    </style:style>
    <style:style style:name="T20" style:family="text">
      <style:text-properties style:font-weight-complex="bold"/>
    </style:style>
    <style:style style:name="T21" style:family="text">
      <style:text-properties officeooo:rsid="00285b54" style:font-weight-complex="bold"/>
    </style:style>
    <style:style style:name="T22" style:family="text">
      <style:text-properties officeooo:rsid="002a5f2d" style:font-weight-complex="bold"/>
    </style:style>
    <style:style style:name="T23" style:family="text">
      <style:text-properties officeooo:rsid="002b5803" style:font-weight-complex="bold"/>
    </style:style>
    <style:style style:name="T24" style:family="text">
      <style:text-properties fo:font-style="italic" style:font-style-asian="italic" style:font-weight-complex="bold"/>
    </style:style>
    <style:style style:name="T25" style:family="text">
      <style:text-properties officeooo:rsid="002a3a40"/>
    </style:style>
    <style:style style:name="T26" style:family="text">
      <style:text-properties officeooo:rsid="002b5803"/>
    </style:style>
    <style:style style:name="T27" style:family="text">
      <style:text-properties officeooo:rsid="001c8353"/>
    </style:style>
    <style:style style:name="T28" style:family="text">
      <style:text-properties officeooo:rsid="002b5842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/>INF112 - Dossier de validation prévisionnel</text:p>
      <text:p text:style-name="P30"/>
      <text:p text:style-name="Heading_20_2"><text:span text:style-name="T12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27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7">Nom du logiciel : <text:span text:style-name="T18">SocialNetwork</text:span>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7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7">Taille (nb de pages ou de lignes) :</text:p>
          </table:table-cell>
          <table:table-cell table:style-name="Tableau1.B3" table:number-columns-spanned="2" office:value-type="string">
            <text:p text:style-name="P7"/>
          </table:table-cell>
          <table:covered-table-cell/>
          <table:table-cell table:style-name="Tableau1.D3" office:value-type="string">
            <text:p text:style-name="P7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28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7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6">Date de validation</text:p>
                </table:table-cell>
                <table:table-cell table:style-name="Tableau1.C5.2.2" office:value-type="string">
                  <text:p text:style-name="P6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6"/>
                </table:table-cell>
                <table:table-cell table:style-name="Tableau1.C5.2.2" office:value-type="string">
                  <text:p text:style-name="P6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7"><text:span text:style-name="T9">Fonctionnalités à tester</text:span> :</text:p>
            <text:p text:style-name="P22">additembook + reviewitembook</text:p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><text:span text:style-name="T9">Critère (s) de validation</text:span><text:span text:style-name="T9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8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7">Nb tests prévus</text:p></table:table-cell><table:table-cell table:style-name="Tableau2.A1" office:value-type="string"><text:p text:style-name="P7">Tests passés</text:p></table:table-cell><table:table-cell table:style-name="Tableau2.A1" office:value-type="string"><text:p text:style-name="P7"><text:span text:style-name="T10">Tests OK</text:span><text:span text:style-name="T11">2</text:span></text:p></table:table-cell><table:table-cell table:style-name="Tableau2.A1" office:value-type="string"><text:p text:style-name="P13">Tests NOK</text:p></table:table-cell><table:table-cell table:style-name="Tableau2.A1" office:value-type="string"><text:p text:style-name="P7">Tests NS</text:p></table:table-cell><table:table-cell table:style-name="Tableau2.A1" office:value-type="string"><text:p text:style-name="P7">Anomalies</text:p><text:p text:style-name="Standard">majeures </text:p></table:table-cell><table:table-cell table:style-name="Tableau2.G1" office:value-type="string"><text:p text:style-name="P7">Anomalies </text:p><text:p text:style-name="Standard">mineures</text:p></table:table-cell></table:table-row><table:table-row table:style-name="Tableau2.1"><table:table-cell table:style-name="Tableau2.A2" office:value-type="string"><text:p text:style-name="P7"/><text:p text:style-name="Standard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G2" office:value-type="string"><text:p text:style-name="P7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3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29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9">No</text:p>
          </table:table-cell>
          <table:table-cell table:style-name="Tableau3.B2" office:value-type="string">
            <text:p text:style-name="P9">Identification du test</text:p>
          </table:table-cell>
          <table:table-cell table:style-name="Tableau3.C2" office:value-type="string">
            <text:p text:style-name="P6"><text:span text:style-name="T9">Résultat</text:span><text:span text:style-name="T9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10"/>
            <text:p text:style-name="Standard"><text:span text:style-name="T9">Gravité de l’anomalie </text:span><text:span text:style-name="T9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23">1</text:p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24">Teste de addItemBook avec</text:p>
            <text:p text:style-name="P24"><text:s/>des entrées non conformes</text:p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3">
          <table:table-cell table:style-name="Tableau3.A8" office:value-type="string">
            <text:p text:style-name="P23">2</text:p>
          </table:table-cell>
          <table:table-cell table:style-name="Tableau3.B8" office:value-type="string">
            <text:p text:style-name="P6"/>
            <text:p text:style-name="P5"/>
            <text:p text:style-name="P24">Test de addItemBook avec</text:p>
            <text:p text:style-name="P24">des identifiants/ mot passe incorrects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5">
          <table:table-cell table:style-name="Tableau3.A8" office:value-type="string">
            <text:p text:style-name="P23">3</text:p>
          </table:table-cell>
          <table:table-cell table:style-name="Tableau3.B8" office:value-type="string">
            <text:p text:style-name="P6"/>
            <text:p text:style-name="P5"/>
            <text:p text:style-name="P24">Test de addItemBook sur un livre </text:p>
            <text:p text:style-name="P24"><text:span text:style-name="T19">déjà</text:span> existant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6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</table:table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29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9">No</text:p>
          </table:table-cell>
          <table:table-cell table:style-name="Tableau4.B2" office:value-type="string">
            <text:p text:style-name="P9">Identification du test</text:p>
          </table:table-cell>
          <table:table-cell table:style-name="Tableau4.C2" office:value-type="string">
            <text:p text:style-name="P6"><text:span text:style-name="T9">Résultat</text:span><text:span text:style-name="T9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10"/>
            <text:p text:style-name="Standard"><text:span text:style-name="T9">Gravité de l’anomalie </text:span><text:span text:style-name="T9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5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ext:soft-page-break/>
        <table:table-row table:style-name="Tableau4.7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52">Fiche de test N° <text:s text:c="3"/></text:p>
            <text:p text:style-name="Title"/>
            <text:p text:style-name="P8">Objectif du test :</text:p>
            <text:p text:style-name="P8"/>
            <text:p text:style-name="P8"/>
            <text:p text:style-name="P8"/>
            <text:p text:style-name="P8"/>
            <text:p text:style-name="P8">Description(scénario) 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attendu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4"/>
            <text:p text:style-name="P14"/>
            <text:p text:style-name="Heading_20_5">Conclusion :</text:p>
            <text:p text:style-name="P54">Fiche de test N° <text:s text:c="3"/></text:p>
            <text:p text:style-name="Title"/>
            <text:p text:style-name="P8">Objectif du test :</text:p>
            <text:p text:style-name="P8"/>
            <text:p text:style-name="P8"/>
            <text:p text:style-name="P8"/>
            <text:p text:style-name="P8"/>
            <text:p text:style-name="P8">Description(scénario) 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attendu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4"/>
            <text:p text:style-name="P14"/>
            <text:p text:style-name="Heading_20_5">Conclusion :</text:p>
            <text:p text:style-name="P55">Fiche de test N° <text:s text:c="3"/></text:p>
            <text:p text:style-name="Title"/>
            <text:p text:style-name="P8">Objectif du test :</text:p>
            <text:p text:style-name="P8"/>
            <text:p text:style-name="P8"/>
            <text:p text:style-name="P8"/>
            <text:p text:style-name="P8"/>
            <text:p text:style-name="P8">Description(scénario) 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attendu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4"/>
            <text:p text:style-name="P14"/>
            <text:p text:style-name="Heading_20_5">Conclusion :</text:p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9"/>
          </table:table-cell>
          <table:table-cell table:style-name="Tableau4.D8" office:value-type="string">
            <text:p text:style-name="P6"/>
          </table:table-cell>
        </table:table-row>
        <text:soft-page-break/>
        <table:table-row table:style-name="Tableau4.8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</table:table>
      <text:p text:style-name="P5"/>
      <text:p text:style-name="P5"/>
      <text:p text:style-name="Title"/>
      <text:p text:style-name="P31">Fiche de test N°<text:span text:style-name="T13">1</text:span> <text:s text:c="2"/></text:p>
      <text:p text:style-name="Title"/>
      <text:p text:style-name="P8">Objectif du test : <text:span text:style-name="T13">Eprouver la méthode addItemBook dans les cas d’anomalies</text:span></text:p>
      <text:p text:style-name="P8"/>
      <text:p text:style-name="P16">On teste dans un premier temps la levée de toutes les exceptions BadEntryException concernant les paramètres passées.</text:p>
      <text:p text:style-name="P16"/>
      <text:p text:style-name="P17"/>
      <text:p text:style-name="P17"/>
      <text:p text:style-name="P17"/>
      <text:p text:style-name="P8"/>
      <text:p text:style-name="P8"/>
      <text:p text:style-name="P8">Description (scénario) :</text:p>
      <text:list xml:id="list3154924339" text:style-name="L1">
        <text:list-item>
          <text:p text:style-name="P38">Instanciation d’un Social Network</text:p>
        </text:list-item>
      </text:list>
      <text:list xml:id="list3097218085" text:style-name="L2">
        <text:list-header>
          <text:p text:style-name="P39"><text:span text:style-name="T28">1.1 </text:span>Appel de addItemBook en passant un login non instancié</text:p>
          <text:p text:style-name="P39"><text:span text:style-name="T28">1.2 </text:span>Appel avec un login constitué de blancs.</text:p>
          <text:p text:style-name="P39"><text:span text:style-name="T28">1.3 </text:span>Appel de addItemBook en passant un mot de passe non instancié</text:p>
          <text:p text:style-name="P39"><text:span text:style-name="T28">1.4 </text:span>Appel avec un mot de passe constitué de blancs.</text:p>
          <text:p text:style-name="P39"><text:span text:style-name="T28">1.5 </text:span>Appel de addItemBook en passant un titre non instancié</text:p>
          <text:p text:style-name="P39"><text:span text:style-name="T28">1.6 </text:span>Appel avec un titre constitué de blancs.</text:p>
          <text:p text:style-name="P44"><text:span text:style-name="T8">1.7 </text:span><text:span text:style-name="T2">Appel de addItemBook en passant un </text:span><text:span text:style-name="T4">genre</text:span><text:span text:style-name="T2"> non instancié</text:span></text:p>
          <text:p text:style-name="P44"><text:span text:style-name="T8">1.8 </text:span><text:span text:style-name="T2">Appel de addItemBook en passant un </text:span><text:span text:style-name="T4">auteur</text:span><text:span text:style-name="T2"> non instancié</text:span></text:p>
          <text:p text:style-name="P45"><text:span text:style-name="T8">1.9 </text:span><text:span text:style-name="T3">Appel de addItemBook </text:span><text:span text:style-name="T4">avec un nombre de pages non positif.</text:span></text:p>
        </text:list-header>
      </text:list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18">Dans ces huit instructions exécutées une exception BadEntryException doit être levée.</text:p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Heading_20_5">Conclusion :</text:p>
      <text:p text:style-name="P56">Fiche de test N° <text:span text:style-name="T14">2</text:span></text:p>
      <text:p text:style-name="Title"/>
      <text:p text:style-name="P8">Objectif du test :</text:p>
      <text:p text:style-name="P8"/>
      <text:p text:style-name="P17">Ensuite nous allons nous allons vérifier que l’exception NotMemberException est bien levée dans les cas spécifiés par l’API (Login / Mot de Passe incorrecte , inexistant etc.).</text:p>
      <text:p text:style-name="P8"/>
      <text:p text:style-name="P8"/>
      <text:p text:style-name="P8">Description(scénario) :</text:p>
      <text:p text:style-name="P8"/>
      <text:list xml:id="list765382595" text:style-name="L3">
        <text:list-item>
          <text:p text:style-name="P40">Instanciation d’un Social Network</text:p>
        </text:list-item>
        <text:list-item>
          <text:p text:style-name="P47"><text:span text:style-name="T3">A</text:span><text:span text:style-name="T5">jouter un membre (« ANewMember », »password », »testProfile »)</text:span></text:p>
        </text:list-item>
      </text:list>
      <text:p text:style-name="P50"><text:span text:style-name="T6">2.1 </text:span><text:span text:style-name="T3">Appel de addItemBook en passant un login non </text:span><text:span text:style-name="T5">existant (‘ «LoginInexistant » )</text:span></text:p>
      <text:p text:style-name="P50"><text:span text:style-name="T6">2.2 </text:span><text:span text:style-name="T3">Appel de addItemBook en passant </text:span><text:span text:style-name="T7">le login « </text:span><text:span text:style-name="T5">ANewMember » </text:span><text:span text:style-name="T7">et le mot de passe « Wrong« </text:span></text:p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19">Les deux dernières instructions lèveront normalement une exception <text:span text:style-name="T16">NotMemberException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Heading_20_5">Conclusion :</text:p>
      <text:p text:style-name="P57">Fiche de test N° <text:span text:style-name="T14">3</text:span></text:p>
      <text:p text:style-name="Title"/>
      <text:p text:style-name="P8">Objectif du test :</text:p>
      <text:p text:style-name="P8"/>
      <text:p text:style-name="P17">Enfin nous éprouverons la réaction du système si on ajoute un volume déjà existant. </text:p>
      <text:p text:style-name="P8"/>
      <text:p text:style-name="P8"/>
      <text:p text:style-name="P8">Description(scénario) :</text:p>
      <text:p text:style-name="P11"/>
      <text:list xml:id="list174253226731947" text:continue-numbering="true" text:style-name="L3">
        <text:list-item>
          <text:p text:style-name="P41">Instanciation d’un Social Network</text:p>
        </text:list-item>
        <text:list-item>
          <text:p text:style-name="P46"><text:span text:style-name="T3">A</text:span><text:span text:style-name="T5">jouter un membre (« ANewMember », »password », « testProfile »)</text:span></text:p>
        </text:list-item>
        <text:list-item>
          <text:p text:style-name="P42">Appeler addItemBook avec le Login <text:span text:style-name="T15"> « ANewMember »  </text:span>le mot de passe  <text:s/>« <text:span text:style-name="T15">password »  , </text:span>le titre « UnLivre » le genre « «  et l’auteur « « (Chaine vide) ;</text:p>
          <text:p text:style-name="P43">3.1 <text:span text:style-name="T27">Appeler addItemBook avec le Login  « ANewMember »  le mot de passe  <text:s/>« password »  , le titre « Un Livre » le genre « «  et l’auteur « « (Chaine vide) ;</text:span></text:p>
        </text:list-item>
      </text:list>
      <text:p text:style-name="P21"><text:tab/><text:span text:style-name="T26">3.2 Appeler addItemBook avec le Login  « ANewMember »  le mot de passe  <text:s/>« password »  , le titre « un <text:s text:c="6"/>Livre » le genre « «  et l’auteur « « (Chaine vide) ;</text:span></text:p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20">Les deux dernières instructions lèveront une exception ItemBookAlreadyExistsException car on veut ajouter un livre déjà existant même si la casse et la forme diffèrent. 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Heading_20_5">Conclusion :</text:p>
      <text:p text:style-name="P53">Fiche de test N°4</text:p>
      <text:p text:style-name="P33"/>
      <text:p text:style-name="P12">Objectif du test : Eprouver la méthode reviewItemBook dans les cas d’anomalies.</text:p>
      <text:p text:style-name="P12"/>
      <text:p text:style-name="P25">Vérification de la levée de l’exception BadEntryException lors de l’utilisation de reviewItemBook avec des paramètres d’entrées incorrects. </text:p>
      <text:p text:style-name="P12"/>
      <text:p text:style-name="P25"/>
      <text:p text:style-name="P12"/>
      <text:p text:style-name="P12"/>
      <text:p text:style-name="P12">Description (scénario) :</text:p>
      <text:p text:style-name="P25"><text:tab/></text:p>
      <text:list xml:id="list2389610291" text:style-name="L6">
        <text:list-item>
          <text:p text:style-name="P48"><text:span text:style-name="Police_20_par_20_défaut"><text:span text:style-name="T20">Instanciation d’un </text:span></text:span><text:span text:style-name="Police_20_par_20_défaut"><text:span text:style-name="T24">Social Network</text:span></text:span></text:p>
        </text:list-item>
        <text:list-item>
          <text:p text:style-name="P49"><text:span text:style-name="T26">4</text:span>.1 Utilisation de reviewItemBook avec en paramètre un login non instancié</text:p>
        </text:list-item>
        <text:list-item>
          <text:p text:style-name="P49"><text:span text:style-name="T26">4</text:span>.2 Utilisation de reviewItemBook avec en paramètre un login ne contenant que des espaces.</text:p>
        </text:list-item>
        <text:list-item>
          <text:p text:style-name="P48"><text:span text:style-name="Police_20_par_20_défaut"><text:span text:style-name="T23">4</text:span></text:span><text:span text:style-name="Police_20_par_20_défaut"><text:span text:style-name="T20">.3 Utilisation de reviewItemBook avec en paramètre un password non instancié.</text:span></text:span></text:p>
        </text:list-item>
        <text:list-item>
          <text:p text:style-name="P48"><text:span text:style-name="Police_20_par_20_défaut"><text:span text:style-name="T23">4</text:span></text:span><text:span text:style-name="Police_20_par_20_défaut"><text:span text:style-name="T20">.4 Utilisation de reviewItemBook avec en paramètre un password de moins de 4 caractères, autres que des « leading » ou « trailing banks ».</text:span></text:span></text:p>
        </text:list-item>
        <text:list-item>
          <text:p text:style-name="P48"><text:span text:style-name="Police_20_par_20_défaut"><text:span text:style-name="T23">4</text:span></text:span><text:span text:style-name="Police_20_par_20_défaut"><text:span text:style-name="T20">.5 Utilisation de reviewItemBook avec en paramètre un title non instancié.</text:span></text:span></text:p>
        </text:list-item>
        <text:list-item>
          <text:p text:style-name="P49"><text:span text:style-name="T26">4</text:span>.6 Utilisation de reviewItemBook avec en paramètre un title ne contenant que des espaces.</text:p>
        </text:list-item>
        <text:list-item>
          <text:p text:style-name="P48"><text:span text:style-name="Police_20_par_20_défaut"><text:span text:style-name="T23">4</text:span></text:span><text:span text:style-name="Police_20_par_20_défaut"><text:span text:style-name="T20">.7 Utilisation de reviewItemBook avec en paramètre un mark qui n’est pas &gt;= 0</text:span></text:span></text:p>
        </text:list-item>
        <text:list-item>
          <text:p text:style-name="P48"><text:span text:style-name="Police_20_par_20_défaut"><text:span text:style-name="T23">4</text:span></text:span><text:span text:style-name="Police_20_par_20_défaut"><text:span text:style-name="T20">.8 Utilisation de reviewItemBook avec en paramètre un mark qui n’est pas &lt;= 5</text:span></text:span></text:p>
        </text:list-item>
        <text:list-item>
          <text:p text:style-name="P48"><text:span text:style-name="Police_20_par_20_défaut"><text:span text:style-name="T23">4</text:span></text:span><text:span text:style-name="Police_20_par_20_défaut"><text:span text:style-name="T20">.9 Utilisation de reviewItemBook avec en paramètre un comment non instancié.</text:span></text:span></text:p>
        </text:list-item>
      </text:list>
      <text:p text:style-name="P34"/>
      <text:p text:style-name="P12"/>
      <text:p text:style-name="P12"/>
      <text:p text:style-name="P12"/>
      <text:p text:style-name="P12"/>
      <text:p text:style-name="P12">Résultats attendus :</text:p>
      <text:p text:style-name="P26"><text:span text:style-name="Police_20_par_20_défaut"><text:span text:style-name="T9"><text:tab/></text:span></text:span><text:span text:style-name="Police_20_par_20_défaut"><text:span text:style-name="T20">Dans les 9 utilisations de reviewItemBook, l’exception BadEntryException doit être levée.</text:span></text:span></text:p>
      <text:p text:style-name="P25"><text:tab/>De plus lorsqu’un utilisateur qui a déjà émis un avis sur un livre en publie un nouveau ; le nouvel avis doit remplacer le précédent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observés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32">Conclusion :</text:p>
      <text:p text:style-name="P58">Fiche de test N° 5 <text:s/></text:p>
      <text:p text:style-name="P33"/>
      <text:p text:style-name="P12">Objectif du test : Eprouver la méthode reviewItemBook dans les cas d’anomalies.</text:p>
      <text:p text:style-name="P12"/>
      <text:p text:style-name="P25">Vérification de la levée de l’exception NotMemberException lors de l’utilisation de reviewItemBook avec des paramètres d’entrées incorrects. </text:p>
      <text:p text:style-name="P12"/>
      <text:p text:style-name="P25"/>
      <text:p text:style-name="P12"/>
      <text:p text:style-name="P12"/>
      <text:p text:style-name="P12">Description (scénario) :</text:p>
      <text:p text:style-name="P25"><text:tab/></text:p>
      <text:list xml:id="list174252921556816" text:continue-numbering="true" text:style-name="L6">
        <text:list-item>
          <text:p text:style-name="P48"><text:span text:style-name="Police_20_par_20_défaut"><text:span text:style-name="T20">Instanciation d’un </text:span></text:span><text:span text:style-name="Police_20_par_20_défaut"><text:span text:style-name="T24">Social Network</text:span></text:span></text:p>
        </text:list-item>
        <text:list-item>
          <text:p text:style-name="P48"><text:span text:style-name="Police_20_par_20_défaut"><text:span text:style-name="T21">5</text:span></text:span><text:span text:style-name="Police_20_par_20_défaut"><text:span text:style-name="T20">.1 Utilisation de reviewItemBook avec en paramètre un login non enregistré dans SocialNetwork</text:span></text:span></text:p>
        </text:list-item>
        <text:list-item>
          <text:p text:style-name="P48"><text:span text:style-name="Police_20_par_20_défaut"><text:span text:style-name="T21">5</text:span></text:span><text:span text:style-name="Police_20_par_20_défaut"><text:span text:style-name="T20">.2 Utilisation de reviewItemBook avec en paramètre un password qui ne correspond pas au password d’un membre enregistré</text:span></text:span></text:p>
        </text:list-item>
      </text:list>
      <text:p text:style-name="P3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attendus :</text:p>
      <text:p text:style-name="P35"><text:span text:style-name="Police_20_par_20_défaut"><text:span text:style-name="T20">Dans les 2 utilisations de reviewItemBook, l’exception NotMemberException doit être levée.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observés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32">Conclusion :</text:p>
      <text:p text:style-name="P59">Fiche de test N° 6 <text:s/></text:p>
      <text:p text:style-name="P33"/>
      <text:p text:style-name="P12">Objectif du test : Eprouver la méthode reviewItemBook dans les cas d’anomalies.</text:p>
      <text:p text:style-name="P12"/>
      <text:p text:style-name="P25">Vérification de la levée de l’exception No<text:span text:style-name="T25">t</text:span>ItemException lors de l’utilisation de reviewItemBook avec des paramètres d’entrées incorrects. </text:p>
      <text:p text:style-name="P12"/>
      <text:p text:style-name="P25"/>
      <text:p text:style-name="P12"/>
      <text:p text:style-name="P12"/>
      <text:p text:style-name="P12">Description (scénario) :</text:p>
      <text:p text:style-name="P25"><text:tab/></text:p>
      <text:list xml:id="list174253570629235" text:continue-numbering="true" text:style-name="L6">
        <text:list-item>
          <text:p text:style-name="P48"><text:span text:style-name="Police_20_par_20_défaut"><text:span text:style-name="T20">Instanciation d’un </text:span></text:span><text:span text:style-name="Police_20_par_20_défaut"><text:span text:style-name="T24">Social Network</text:span></text:span></text:p>
        </text:list-item>
        <text:list-item>
          <text:p text:style-name="P48"><text:span text:style-name="Police_20_par_20_défaut"><text:span text:style-name="T23">6</text:span></text:span><text:span text:style-name="Police_20_par_20_défaut"><text:span text:style-name="T20">.1 Utilisation de reviewItemBook avec en paramètre un titre non enregistré comme un livre dans SocialNetwork</text:span></text:span></text:p>
        </text:list-item>
      </text:list>
      <text:p text:style-name="P3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attendus :</text:p>
      <text:p text:style-name="P12"/>
      <text:p text:style-name="P35"><text:span text:style-name="Police_20_par_20_défaut"><text:span text:style-name="T20">Dans l’utilisation de reviewItemBook, l’exception No</text:span></text:span><text:span text:style-name="Police_20_par_20_défaut"><text:span text:style-name="T22">t</text:span></text:span><text:span text:style-name="Police_20_par_20_défaut"><text:span text:style-name="T20">ItemException doit être levée.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observés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32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Liberation Sans" fo:font-family="'Liberation Sans'" style:font-style-name="Normal" style:font-family-generic="swiss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M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1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37" text:date-value="2018-04-17T14:16:47.502594077" text:fixed="true">17/04/18</text:date></text:p>
      </style:header>
      <style:footer>
        <text:p text:style-name="MP3">Télécom Bretagne<text:tab/><text:page-number text:select-page="current">5</text:page-number>/<text:page-count>11</text:page-count><text:tab/>Département<text:span text:style-name="MT1"> Informatique</text:span></text:p>
      </style:footer>
    </style:master-page>
    <style:master-page style:name="Conversion_20_2" style:display-name="Conversion 2" style:page-layout-name="Mpm1">
      <style:footer>
        <text:p text:style-name="MP4"><text:span text:style-name="MT2">Télécom Bretagne</text:span><text:tab/><text:span text:style-name="MT1"><text:page-number text:select-page="current">7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4"><text:span text:style-name="MT2">Télécom Bretagne</text:span><text:tab/><text:span text:style-name="MT1"><text:page-number text:select-page="current">8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4"><text:span text:style-name="MT2">Télécom Bretagne</text:span><text:tab/><text:span text:style-name="MT1"><text:page-number text:select-page="current">9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4"><text:span text:style-name="MT2">Télécom Bretagne</text:span><text:tab/><text:span text:style-name="MT1"><text:page-number text:select-page="current">12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4"><text:span text:style-name="MT2">Télécom Bretagne</text:span><text:tab/><text:span text:style-name="MT1"><text:page-number text:select-page="current">13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8" style:display-name="Conversion 8" style:page-layout-name="Mpm4"/>
    <style:master-page style:name="MP2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10</text:page-number></text:span></text:span><text:span text:style-name="Police_20_par_20_défaut"><text:span text:style-name="MT1">/</text:span></text:span><text:span text:style-name="Police_20_par_20_défaut"><text:span text:style-name="MT1"><text:page-count>11</text:page-count></text:span></text:span><text:span text:style-name="Police_20_par_20_défaut"><text:span text:style-name="MT1"><text:tab/>Département Informatique</text:span></text:span></text:p>
      </style:footer>
    </style:master-page>
    <style:master-page style:name="MP3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11</text:page-number></text:span></text:span><text:span text:style-name="Police_20_par_20_défaut"><text:span text:style-name="MT1">/</text:span></text:span><text:span text:style-name="Police_20_par_20_défaut"><text:span text:style-name="MT1"><text:page-count>11</text:page-count></text:span></text:span><text:span text:style-name="Police_20_par_20_défaut"><text:span text:style-name="MT1"><text:tab/>Département Informatique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Fiche de Remarques</dc:title>
    <meta:initial-creator>WISCHNEWSKI</meta:initial-creator>
    <meta:creation-date>2005-01-28T16:31:00</meta:creation-date>
    <dc:date>2019-05-01T17:42:52.320989658</dc:date>
    <dc:language>fr-FR</dc:language>
    <meta:editing-cycles>34</meta:editing-cycles>
    <meta:editing-duration>PT4H2M22S</meta:editing-duration>
    <meta:document-statistic meta:table-count="4" meta:image-count="0" meta:object-count="0" meta:page-count="11" meta:paragraph-count="172" meta:word-count="1217" meta:character-count="7515" meta:non-whitespace-character-count="6411"/>
    <meta:user-defined meta:name="Info 1"/>
    <meta:user-defined meta:name="Info 2"/>
    <meta:user-defined meta:name="Info 3"/>
    <meta:user-defined meta:name="Info 4"/>
  </office:meta>
</office:document-meta>
</file>